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data-style-name="N0">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cded" officeooo:paragraph-rsid="0004cded"/>
    </style:style>
    <style:style style:name="P2" style:family="paragraph" style:parent-style-name="Standard">
      <style:text-properties officeooo:rsid="0004cded" officeooo:paragraph-rsid="000635ee"/>
    </style:style>
    <style:style style:name="P3" style:family="paragraph" style:parent-style-name="Standard">
      <style:text-properties officeooo:rsid="000635ee" officeooo:paragraph-rsid="000635ee"/>
    </style:style>
    <style:style style:name="P4" style:family="paragraph" style:parent-style-name="Standard">
      <style:text-properties officeooo:rsid="000635ee" officeooo:paragraph-rsid="00071fd9"/>
    </style:style>
    <style:style style:name="P5" style:family="paragraph" style:parent-style-name="Standard">
      <style:text-properties officeooo:rsid="000635ee" officeooo:paragraph-rsid="000aee9f"/>
    </style:style>
    <style:style style:name="P6" style:family="paragraph" style:parent-style-name="Standard">
      <style:text-properties officeooo:rsid="000635ee" officeooo:paragraph-rsid="000ebdf1"/>
    </style:style>
    <style:style style:name="P7" style:family="paragraph" style:parent-style-name="Standard">
      <style:text-properties officeooo:rsid="00064fa3" officeooo:paragraph-rsid="00064fa3"/>
    </style:style>
    <style:style style:name="P8" style:family="paragraph" style:parent-style-name="Standard">
      <style:text-properties officeooo:rsid="00064fa3" officeooo:paragraph-rsid="00088cc6"/>
    </style:style>
    <style:style style:name="P9" style:family="paragraph" style:parent-style-name="Standard">
      <style:text-properties officeooo:rsid="00064fa3" officeooo:paragraph-rsid="000aee9f"/>
    </style:style>
    <style:style style:name="P10" style:family="paragraph" style:parent-style-name="Standard">
      <style:text-properties officeooo:rsid="00071fd9" officeooo:paragraph-rsid="00071fd9"/>
    </style:style>
    <style:style style:name="P11" style:family="paragraph" style:parent-style-name="Standard">
      <style:text-properties officeooo:rsid="000aee9f" officeooo:paragraph-rsid="000aee9f"/>
    </style:style>
    <style:style style:name="P12" style:family="paragraph" style:parent-style-name="Standard">
      <style:text-properties officeooo:rsid="000ca553" officeooo:paragraph-rsid="000ca553"/>
    </style:style>
    <style:style style:name="P13" style:family="paragraph" style:parent-style-name="Standard">
      <style:text-properties officeooo:rsid="000ebdf1" officeooo:paragraph-rsid="0010edf4"/>
    </style:style>
    <style:style style:name="P14" style:family="paragraph" style:parent-style-name="Standard">
      <style:text-properties officeooo:rsid="000ebdf1" officeooo:paragraph-rsid="0013aa28"/>
    </style:style>
    <style:style style:name="P15" style:family="paragraph" style:parent-style-name="Standard">
      <style:text-properties officeooo:rsid="000ebdf1" officeooo:paragraph-rsid="0018f410"/>
    </style:style>
    <style:style style:name="P16" style:family="paragraph" style:parent-style-name="Standard">
      <style:text-properties officeooo:rsid="0010edf4" officeooo:paragraph-rsid="00123676"/>
    </style:style>
    <style:style style:name="P17" style:family="paragraph" style:parent-style-name="Standard">
      <style:text-properties officeooo:rsid="0018f410" officeooo:paragraph-rsid="0018f410"/>
    </style:style>
    <style:style style:name="P18" style:family="paragraph" style:parent-style-name="Standard">
      <style:text-properties officeooo:rsid="001a9d93" officeooo:paragraph-rsid="001d59b4"/>
    </style:style>
    <style:style style:name="P19" style:family="paragraph" style:parent-style-name="Standard">
      <style:text-properties officeooo:rsid="001d59b4" officeooo:paragraph-rsid="001d59b4"/>
    </style:style>
    <style:style style:name="P20" style:family="paragraph" style:parent-style-name="Table_20_Heading">
      <style:text-properties officeooo:rsid="00474cdb" officeooo:paragraph-rsid="00474cdb"/>
    </style:style>
    <style:style style:name="P21" style:family="paragraph" style:parent-style-name="Table_20_Contents">
      <style:text-properties officeooo:rsid="00474cdb" officeooo:paragraph-rsid="00474cdb"/>
    </style:style>
    <style:style style:name="P22" style:family="paragraph" style:parent-style-name="Table_20_Contents">
      <style:text-properties officeooo:rsid="0048ad07" officeooo:paragraph-rsid="0048ad07"/>
    </style:style>
    <style:style style:name="P23" style:family="paragraph" style:parent-style-name="Table_20_Contents">
      <style:text-properties officeooo:rsid="004b5521" officeooo:paragraph-rsid="004b5521"/>
    </style:style>
    <style:style style:name="P24" style:family="paragraph" style:parent-style-name="Standard">
      <style:text-properties officeooo:rsid="0010edf4" officeooo:paragraph-rsid="0018f410"/>
    </style:style>
    <style:style style:name="P25" style:family="paragraph" style:parent-style-name="Standard">
      <style:text-properties officeooo:rsid="000dde15" officeooo:paragraph-rsid="000ebdf1"/>
    </style:style>
    <style:style style:name="P26" style:family="paragraph" style:parent-style-name="Standard" style:list-style-name="L1">
      <style:text-properties officeooo:rsid="000635ee" officeooo:paragraph-rsid="000635ee"/>
    </style:style>
    <style:style style:name="P27" style:family="paragraph" style:parent-style-name="Standard" style:list-style-name="L1">
      <style:text-properties officeooo:rsid="00064fa3" officeooo:paragraph-rsid="00064fa3"/>
    </style:style>
    <style:style style:name="P28" style:family="paragraph" style:parent-style-name="Standard" style:list-style-name="L1">
      <style:text-properties officeooo:rsid="00071fd9" officeooo:paragraph-rsid="00071fd9"/>
    </style:style>
    <style:style style:name="P29" style:family="paragraph" style:parent-style-name="Standard">
      <style:text-properties officeooo:rsid="001ca8de" officeooo:paragraph-rsid="001ca8de"/>
    </style:style>
    <style:style style:name="P30" style:family="paragraph" style:parent-style-name="Standard">
      <style:text-properties officeooo:rsid="00448433" officeooo:paragraph-rsid="0045ab3d"/>
    </style:style>
    <style:style style:name="P31" style:family="paragraph" style:parent-style-name="Standard">
      <style:text-properties officeooo:rsid="000ebdf1" officeooo:paragraph-rsid="0013aa28"/>
    </style:style>
    <style:style style:name="P32" style:family="paragraph" style:parent-style-name="Standard">
      <style:text-properties officeooo:rsid="001d59b4" officeooo:paragraph-rsid="001d59b4"/>
    </style:style>
    <style:style style:name="P33" style:family="paragraph" style:parent-style-name="Standard">
      <style:text-properties officeooo:rsid="001a9d93" officeooo:paragraph-rsid="00474cdb"/>
    </style:style>
    <style:style style:name="P34" style:family="paragraph" style:parent-style-name="Standard">
      <style:text-properties officeooo:paragraph-rsid="00474cdb"/>
    </style:style>
    <style:style style:name="T1" style:family="text">
      <style:text-properties officeooo:rsid="000635ee"/>
    </style:style>
    <style:style style:name="T2" style:family="text">
      <style:text-properties officeooo:rsid="00064fa3"/>
    </style:style>
    <style:style style:name="T3" style:family="text">
      <style:text-properties officeooo:rsid="00071fd9"/>
    </style:style>
    <style:style style:name="T4" style:family="text">
      <style:text-properties officeooo:rsid="00088cc6"/>
    </style:style>
    <style:style style:name="T5" style:family="text">
      <style:text-properties officeooo:rsid="000910f3"/>
    </style:style>
    <style:style style:name="T6" style:family="text">
      <style:text-properties officeooo:rsid="000aee9f"/>
    </style:style>
    <style:style style:name="T7" style:family="text">
      <style:text-properties officeooo:rsid="000ca553"/>
    </style:style>
    <style:style style:name="T8" style:family="text">
      <style:text-properties officeooo:rsid="000dde15"/>
    </style:style>
    <style:style style:name="T9" style:family="text">
      <style:text-properties officeooo:rsid="000ebdf1"/>
    </style:style>
    <style:style style:name="T10" style:family="text">
      <style:text-properties officeooo:rsid="0010edf4"/>
    </style:style>
    <style:style style:name="T11" style:family="text">
      <style:text-properties officeooo:rsid="00123676"/>
    </style:style>
    <style:style style:name="T12" style:family="text">
      <style:text-properties officeooo:rsid="0019a684"/>
    </style:style>
    <style:style style:name="T13" style:family="text">
      <style:text-properties officeooo:rsid="001ca8de"/>
    </style:style>
    <style:style style:name="T14" style:family="text">
      <style:text-properties officeooo:rsid="001d59b4"/>
    </style:style>
    <style:style style:name="T15" style:family="text">
      <style:text-properties officeooo:rsid="0045ab3d"/>
    </style:style>
    <style:style style:name="T16" style:family="text">
      <style:text-properties officeooo:rsid="00460081"/>
    </style:style>
    <style:style style:name="T17" style:family="text">
      <style:text-properties officeooo:rsid="00474cdb"/>
    </style:style>
    <style:style style:name="T18" style:family="text">
      <style:text-properties officeooo:rsid="001a9d93"/>
    </style:style>
    <style:style style:name="T19" style:family="text">
      <style:text-properties officeooo:rsid="004c30f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Broad-scale exploration </text:span>of neighbourhood <text:span text:style-name="T1">types in England, France and Italy through self-organising maps</text:span></text:p>
      <text:p text:style-name="P1"/>
      <text:p text:style-name="P1">A report for Applied Data Science capstone course </text:p>
      <text:p text:style-name="P1"/>
      <text:p text:style-name="P1">Ville Viitaniemi</text:p>
      <text:p text:style-name="P1"/>
      <text:p text:style-name="P3">2019-<text:span text:style-name="T8">10</text:span>-<text:span text:style-name="T8">24</text:span></text:p>
      <text:p text:style-name="P2"/>
      <text:p text:style-name="P1">1. Introduction</text:p>
      <text:p text:style-name="P1"/>
      <text:p text:style-name="P6">Nowadays services have emerged that provide <text:span text:style-name="T8">location data. That is, data about places and venues including their geographical coordinates and various types of information related to the venues such as type of venue, opening hours, venue name, street address and reviews given by customers. In this study we utilise the location data from a certain commercial provider, FourSquare.</text:span></text:p>
      <text:p text:style-name="P6"/>
      <text:p text:style-name="P16">Neighbourhoods can be defined as small geographical areas surrounding the central points. <text:span text:style-name="T11">In this work FourSquare l</text:span>ocation data <text:span text:style-name="T11">is</text:span> used for characterising <text:span text:style-name="T11">the </text:span>neighbourhoods.<text:span text:style-name="T9"> T</text:span>he <text:span text:style-name="T11">centres and </text:span>borders of the neighbourhoods are obtained by clustering the geographical coordinates of the <text:span text:style-name="T12">venues in the </text:span>FourSquare data collection. <text:span text:style-name="T9">The counts of different types of FourSquare venues </text:span>contained <text:span text:style-name="T9">within the neighbourhoods are used as characterising features of those neighbourhoods. </text:span></text:p>
      <text:p text:style-name="P13"/>
      <text:p text:style-name="P24">In this study we collect venue data from around three European capitals---Berlin, London and Rome---and perform the first step towards the analysis of neighbourhood statistics in those areas. For comparison, we perform similar analysis also for locations within the UK: Birmingham and Manchester areas in addition to London. This explorative analysis step gives us broad overview of neighborhood types and helps to identify the most potential ways to utilise the neighbourhood statistics. Then further investigations could be directed towards relevant problems and issues. </text:p>
      <text:p text:style-name="P15"/>
      <text:p text:style-name="P17">For the analysis we utilise self-organising maps. The SOM algorithm is a convenient tool for rapid data exploration as in addition to clustering <text:span text:style-name="T12">the </text:span>data , the maps also provide a natural way to visualise the multi-dimensional neighbourhood feature representation <text:span text:style-name="T12">on a two-dimensional surface. Visualisations can be quickly inspected for insight and overview over the data and its properties.</text:span></text:p>
      <text:p text:style-name="P14"/>
      <text:p text:style-name="P30">In many applications, comparing neighbourhoods in different areas makes only sense if the neighbour<text:span text:style-name="T15">hood </text:span>types <text:span text:style-name="T15">occurring in thosse areas are similar enough. One could imagine, for example, a real estate application where one is accustomed and satisfied with living in a certain neighbourhood in London, but is forced to move to Berlin. Then one could try and find a neighbourhood in Berlin that best resembles the London one. However, even finding the best match among Berlin neighbourhoods would be useless and maybe even misleading if the neighbourhoods in the two cities generally have very little in common. Then even the best match would not be a good match. </text:span>A major <text:span text:style-name="T15">outcome of the SOM analysis of</text:span> this study is <text:span text:style-name="T15">just </text:span>the <text:span text:style-name="T15">assessment of overall </text:span>similarity of neighborhood types occurring in different regions. </text:p>
      <text:p text:style-name="P14"><text:span text:style-name="T10"><text:s text:c="7"/></text:span><text:s/></text:p>
      <text:p text:style-name="P6"/>
      <text:p text:style-name="P6"/>
      <text:p text:style-name="P25"><text:s text:c="3"/></text:p>
      <text:p text:style-name="P3"/>
      <text:p text:style-name="P3">-nykyään paikkatietoa saatavilla</text:p>
      <text:p text:style-name="P3">- mitä se on</text:p>
      <text:p text:style-name="P3"/>
      <text:p text:style-name="P3">- paikkatiedon avulla voidaan luonnehtia ja luokitella naapurustoja</text:p>
      <text:p text:style-name="P3"><text:soft-page-break/>-tämän tutkimuksen idea:</text:p>
      <text:p text:style-name="P3">- koota yhteen paikkatietoa kolmesta eri eurooppalaisesta maasta ja ryhmitellä naapurustotyyppejä</text:p>
      <text:p text:style-name="P3"/>
      <text:p text:style-name="P3"/>
      <text:p text:style-name="P3"/>
      <text:p text:style-name="P3">- <text:span text:style-name="T2">analyysiin aiotaan käyttää itseorganisoituvaa karttaa</text:span></text:p>
      <text:p text:style-name="P3"><text:tab/>- <text:span text:style-name="T2">itseorganisoituvan kartan historia</text:span></text:p>
      <text:p text:style-name="P3">- <text:span text:style-name="T2">toimintaperiaate</text:span></text:p>
      <text:p text:style-name="P3">- <text:span text:style-name="T2">käyttö</text:span></text:p>
      <text:p text:style-name="P3">- <text:span text:style-name="T2">miksi käytetään juuri SOM</text:span></text:p>
      <text:p text:style-name="P3"/>
      <text:p text:style-name="P7">Analyysin oletettavat tulokset </text:p>
      <text:p text:style-name="P7"/>
      <text:p text:style-name="P7">– analyysi antaa tietoa alueilla esiintyvistä naapurustotyypeistä ja antaa keinoja jäsennellä naapurustoja</text:p>
      <text:p text:style-name="P7"/>
      <text:p text:style-name="P7"/>
      <text:p text:style-name="P7"/>
      <text:p text:style-name="P3">- <text:span text:style-name="T2">ensinnäkin saadaan tietoa, minkä tyyppisiä naapurustoja ylipäänsä on</text:span></text:p>
      <text:p text:style-name="P3">- <text:span text:style-name="T2">saatetaan havaita eri maidelle tyypillisiä naapurustotyyppejä</text:span></text:p>
      <text:p text:style-name="P3">- <text:span text:style-name="T2">toisaalta joitakoin naapurustotyyppejä saattaa esiintyä yhtä lailla eri maissa</text:span></text:p>
      <text:p text:style-name="P3"/>
      <text:p text:style-name="P4">- analyysi on eksploratiivista: sen lopputulosta ja käyttökohteita on vaikea ennalta tietää</text:p>
      <text:p text:style-name="P3"/>
      <text:p text:style-name="P3">- <text:span text:style-name="T2">analyysi saattaa paljastaa joitain perustavia eroja maiden yhdyskuntarakenteissa</text:span></text:p>
      <text:list xml:id="list3243704164" text:style-name="L1">
        <text:list-item>
          <text:p text:style-name="P26">- ehkä näitä eroja osataankin jo epäillä, mutta tällä tavoin voidaan saada vahvistusta jo olemassa oleviin käsityksiin</text:p>
        </text:list-item>
        <text:list-item>
          <text:p text:style-name="P27">voi pa<text:span text:style-name="T3">l</text:span>jastua myös jotain uutta ja yllättävää, </text:p>
          <text:list>
            <text:list-item>
              <text:p text:style-name="P28">ainakin jokin yksityiskohta</text:p>
            </text:list-item>
          </text:list>
        </text:list-item>
      </text:list>
      <text:p text:style-name="P10"/>
      <text:p text:style-name="P8">- <text:span text:style-name="T4">jos saataisiin toissijaista demografista dataa, sitä voisi olla mielekästä visualisoida löydettyä naapurustotyyppien klusterointia käyttäen:</text:span></text:p>
      <text:p text:style-name="P8">- <text:span text:style-name="T4">tulotaso</text:span></text:p>
      <text:p text:style-name="P8">- <text:span text:style-name="T4">eliniän odote</text:span></text:p>
      <text:p text:style-name="P8">- <text:span text:style-name="T4">rikostilastot</text:span></text:p>
      <text:p text:style-name="P7"/>
      <text:p text:style-name="P7">- <text:span text:style-name="T3">tämä saattaa olla kiinnostavaa puhtaan yhteiskuntatieteen ja maantieteen näkökulmasta</text:span></text:p>
      <text:p text:style-name="P7">- <text:span text:style-name="T3">toisaalta analyysi saattaa olla kiinnostavaa liiketoiminnan kohdentamisen kannalta</text:span></text:p>
      <text:p text:style-name="P7">- <text:span text:style-name="T6">jos liiketominta kannattaa jossain itetyllä alueella, sitä kannattaisi ehkä laajentaa toiselle samantyyppiselle alueelle</text:span></text:p>
      <text:p text:style-name="P7"/>
      <text:p text:style-name="P7">- <text:span text:style-name="T6">sura käyttökohde </text:span></text:p>
      <text:p text:style-name="P7">- <text:span text:style-name="T6">voisi </text:span></text:p>
      <text:p text:style-name="P7"/>
      <text:p text:style-name="P7">- <text:span text:style-name="T4">esiaskel kinnostavien analyysikohteiden etsimisessää ja analyysin tarkemmassa kohdentamisessa</text:span></text:p>
      <text:p text:style-name="P7"/>
      <text:p text:style-name="P9">- <text:span text:style-name="T6">esiaskel myös tarkesteluun, miten jonkin tietyn tyyppinen kohde jakautuu kartalle</text:span></text:p>
      <text:p text:style-name="P11">- samankaltainen jakauma → mahdollisesti samaa tarkoittavat tai muuten yhteydessä olevat</text:p>
      <text:p text:style-name="P11">kohdetyypit</text:p>
      <text:p text:style-name="P11">- käytetään emd tai konvoluutiomalli</text:p>
      <text:p text:style-name="P11">- <text:span text:style-name="T7">nän voitaisiin saada ryhmittely/klusterointi kohdetyypeille</text:span></text:p>
      <text:p text:style-name="P5"/>
      <text:p text:style-name="P3"><text:soft-page-break/>- <text:span text:style-name="T2">toissijaisesti analyysi saattaa paljastaa jotain paikkatiedon keräämisprosesseista tai palveluntarjoajan toimintatavoista</text:span> </text:p>
      <text:p text:style-name="P1"/>
      <text:p text:style-name="P1">2. Data</text:p>
      <text:p text:style-name="P1"/>
      <text:p text:style-name="P34"><text:span text:style-name="T18">Data used in this study is collected by querying the API provided by FourSquare. </text:span>Foursquare is a <text:span text:style-name="T19">commercial location data provider</text:span> that <text:span text:style-name="T19">has </text:span>built a massive dataset of location data <text:span text:style-name="T19">by crowd sourcing. The service has been adopted by several big names such as Uber and Twitter. The service is popular, with over 100 000 internet service developers using it. The data is said to be comprehensive, but it remains to be seen exactly how comprehensive and in which parts of the world the coverage is good. </text:span></text:p>
      <text:p text:style-name="P33"/>
      <text:p text:style-name="P33"><text:span text:style-name="T19">For compiling the data used in this study, a</text:span> Python script has been written that systematically <text:span text:style-name="T13">queries</text:span> each and every venue data point <text:span text:style-name="T14">within a 45km x 45km square around a given central location. For this the FourSquare ”explore” API endpoint is used. Of all the data FourSquare provides for each venue, the current analysis takes advantage of only the geographical coordinates and venue category tags. </text:span></text:p>
      <text:p text:style-name="P18"/>
      <text:p text:style-name="P19">The data used in this study has been collected from areas <text:span text:style-name="T16">centered </text:span>around <text:span text:style-name="T17">five</text:span> named cities <text:span text:style-name="T19">in Europe</text:span>. <text:span text:style-name="T16">The exact coordinates the city centres have been obtained from the Nominating geocoding tool. The table below </text:span>summarises <text:span text:style-name="T16">statistics of the </text:span>collected data.</text:p>
      <text:p text:style-name="P19"/>
      <table:table table:name="Table1" table:style-name="Table1">
        <table:table-column table:style-name="Table1.A"/>
        <table:table-column table:style-name="Table1.B" table:number-columns-repeated="2"/>
        <table:table-header-rows>
          <table:table-row>
            <table:table-cell table:style-name="Table1.A1" office:value-type="string">
              <text:p text:style-name="P20">City</text:p>
            </table:table-cell>
            <table:table-cell table:style-name="Table1.B1" office:value-type="float" office:value="0">
              <text:p text:style-name="P20">Number of venues</text:p>
            </table:table-cell>
            <table:table-cell table:style-name="Table1.C1" office:value-type="string">
              <text:p text:style-name="P20">Venue categories</text:p>
            </table:table-cell>
          </table:table-row>
        </table:table-header-rows>
        <table:table-row>
          <table:table-cell table:style-name="Table1.A2" office:value-type="string">
            <text:p text:style-name="P21">Berlin, <text:span text:style-name="T19">Germany</text:span></text:p>
          </table:table-cell>
          <table:table-cell table:style-name="Table1.B2" office:value-type="float" office:value="19713">
            <text:p text:style-name="P22">19713</text:p>
          </table:table-cell>
          <table:table-cell table:style-name="Table1.C7" office:value-type="string">
            <text:p text:style-name="P23">536</text:p>
          </table:table-cell>
        </table:table-row>
        <table:table-row>
          <table:table-cell table:style-name="Table1.A3" office:value-type="string">
            <text:p text:style-name="P21">Birmingham, <text:span text:style-name="T19">UK</text:span></text:p>
          </table:table-cell>
          <table:table-cell table:style-name="Table1.B2" office:value-type="float" office:value="11570">
            <text:p text:style-name="P22">11570</text:p>
          </table:table-cell>
          <table:table-cell table:style-name="Table1.C7" office:value-type="string">
            <text:p text:style-name="P23">423</text:p>
          </table:table-cell>
        </table:table-row>
        <table:table-row>
          <table:table-cell table:style-name="Table1.A4" office:value-type="string">
            <text:p text:style-name="P21">London, <text:span text:style-name="T19">UK</text:span></text:p>
          </table:table-cell>
          <table:table-cell table:style-name="Table1.B2" office:value-type="float" office:value="40635">
            <text:p text:style-name="P22">40635</text:p>
          </table:table-cell>
          <table:table-cell table:style-name="Table1.C7" office:value-type="string">
            <text:p text:style-name="P23">581</text:p>
          </table:table-cell>
        </table:table-row>
        <table:table-row>
          <table:table-cell table:style-name="Table1.A5" office:value-type="string">
            <text:p text:style-name="P21">Manchester, <text:span text:style-name="T19">UK</text:span></text:p>
          </table:table-cell>
          <table:table-cell table:style-name="Table1.B2" office:value-type="float" office:value="12296">
            <text:p text:style-name="P22">12296</text:p>
          </table:table-cell>
          <table:table-cell table:style-name="Table1.C7" office:value-type="string">
            <text:p text:style-name="P23">436</text:p>
          </table:table-cell>
        </table:table-row>
        <table:table-row>
          <table:table-cell table:style-name="Table1.A6" office:value-type="string">
            <text:p text:style-name="P21">Rome, <text:span text:style-name="T19">Italy</text:span></text:p>
          </table:table-cell>
          <table:table-cell table:style-name="Table1.B2" office:value-type="float" office:value="14859">
            <text:p text:style-name="P22">14859</text:p>
          </table:table-cell>
          <table:table-cell table:style-name="Table1.C7" office:value-type="string">
            <text:p text:style-name="P23">455</text:p>
          </table:table-cell>
        </table:table-row>
        <table:table-row>
          <table:table-cell table:style-name="Table1.A7" office:value-type="string">
            <text:p text:style-name="Table_20_Contents"/>
          </table:table-cell>
          <table:table-cell table:style-name="Table1.B2">
            <text:p text:style-name="Table_20_Contents"/>
          </table:table-cell>
          <table:table-cell table:style-name="Table1.C7" office:value-type="string">
            <text:p text:style-name="Table_20_Contents"/>
          </table:table-cell>
        </table:table-row>
        <table:table-row>
          <table:table-cell table:style-name="Table1.A8" office:value-type="string">
            <text:p text:style-name="P22">Total</text:p>
          </table:table-cell>
          <table:table-cell table:style-name="Table1.B2" office:value-type="float" office:value="99073">
            <text:p text:style-name="P22">99073</text:p>
          </table:table-cell>
          <table:table-cell table:style-name="Table1.C8" office:value-type="string">
            <text:p text:style-name="P23">673</text:p>
          </table:table-cell>
        </table:table-row>
      </table:table>
      <text:p text:style-name="P19"/>
      <text:p text:style-name="P19"/>
      <text:p text:style-name="P18"/>
      <text:p text:style-name="P18"/>
      <text:p text:style-name="P29"><text:s text:c="2"/></text:p>
      <text:p text:style-name="P1"/>
      <text:p text:style-name="P1">- <text:span text:style-name="T5">foursquaren tarjoama data</text:span></text:p>
      <text:p text:style-name="P1"><text:tab/>- <text:span text:style-name="T5">formaatti</text:span></text:p>
      <text:p text:style-name="P1">- <text:span text:style-name="T5">päivitysmalli</text:span></text:p>
      <text:p text:style-name="P1"/>
      <text:p text:style-name="P12">segmentointi</text:p>
      <text:p text:style-name="P12"/>
      <text:p text:style-name="P12">klusterointi SOMilla</text:p>
      <text:p text:style-name="P12"/>
      <text:p text:style-name="P12">visualisointi</text:p>
      <text:p text:style-name="P12">- u-matriisi </text:p>
      <text:p text:style-name="P12">- esimerkki: maajakauma esitetään kartan päällä</text:p>
      <text:p text:style-name="P12">- esimerkki: esitetään kohdetyypin x jakauma kartan päällä</text:p>
      <text:p text:style-name="P12"/>
      <text:p text:style-name="P1"><text:soft-page-break/><text:line-break/>3. Methodology</text:p>
      <text:p text:style-name="P1">4. Results</text:p>
      <text:p text:style-name="P1">5. Discussion</text:p>
      <text:p text:style-name="P1"/>
      <text:p text:style-name="P12">jatkokehitysmahdollisuus: kohdetyyppien klusterointa ja yhteisesiintymäanalyysi</text:p>
      <text:p text:style-name="P12"/>
      <text:p text:style-name="P1">6. Conclu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5:15:01.186000000</meta:creation-date>
    <dc:date>2019-10-25T10:42:50.275000000</dc:date>
    <meta:editing-duration>PT1H46M3S</meta:editing-duration>
    <meta:editing-cycles>12</meta:editing-cycles>
    <meta:generator>LibreOffice/6.0.7.3$Windows_X86_64 LibreOffice_project/dc89aa7a9eabfd848af146d5086077aeed2ae4a5</meta:generator>
    <meta:document-statistic meta:table-count="1" meta:image-count="0" meta:object-count="0" meta:page-count="4" meta:paragraph-count="88" meta:word-count="945" meta:character-count="6605" meta:non-whitespace-character-count="5721"/>
  </office:meta>
</office:document-meta>
</file>